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465in" svg:height="6.3291in" svg:x="1.1299in" svg:y="4.6929in">
            <draw:object draw:notify-on-update-of-ranges="Sheet1.C2:Sheet1.C21 Sheet1.N1:Sheet1.N1 Sheet1.N2:Sheet1.N21 Sheet1.C2:Sheet1.C21 Sheet1.Y1:Sheet1.Y1 Sheet1.Y2:Sheet1.Y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0839in" svg:height="6.5591in" svg:x="8.5555in" svg:y="4.5988in">
            <draw:object draw:notify-on-update-of-ranges="Sheet1.C2:Sheet1.C21 Sheet1.Z1:Sheet1.Z1 Sheet1.Z2:Sheet1.Z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5126in" svg:height="6.2453in" svg:x="1.0547in" svg:y="11.2921in">
            <draw:object draw:notify-on-update-of-ranges="Sheet1.C1:Sheet1.C1 Sheet1.C2:Sheet1.C14 Sheet1.N1:Sheet1.N1 Sheet1.N2:Sheet1.N14 Sheet1.C1:Sheet1.C1 Sheet1.C2:Sheet1.C14 Sheet1.Y1:Sheet1.Y1 Sheet1.Y2:Sheet1.Y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3" table:default-cell-style-name="ce1"/>
        <table:table-column table:style-name="co3" table:number-columns-repeated="10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PU1</text:p>
          </table:table-cell>
          <table:table-cell office:value-type="string" calcext:value-type="string">
            <text:p>GPU2</text:p>
          </table:table-cell>
          <table:table-cell office:value-type="string" calcext:value-type="string">
            <text:p>GPU3</text:p>
          </table:table-cell>
          <table:table-cell office:value-type="string" calcext:value-type="string">
            <text:p>GPU4</text:p>
          </table:table-cell>
          <table:table-cell office:value-type="string" calcext:value-type="string">
            <text:p>GPU5</text:p>
          </table:table-cell>
          <table:table-cell office:value-type="string" calcext:value-type="string">
            <text:p>GPU6</text:p>
          </table:table-cell>
          <table:table-cell office:value-type="string" calcext:value-type="string">
            <text:p>GPU7</text:p>
          </table:table-cell>
          <table:table-cell office:value-type="string" calcext:value-type="string">
            <text:p>GPU8</text:p>
          </table:table-cell>
          <table:table-cell office:value-type="string" calcext:value-type="string">
            <text:p>GPU9</text:p>
          </table:table-cell>
          <table:table-cell office:value-type="string" calcext:value-type="string">
            <text:p>GPU10</text:p>
          </table:table-cell>
          <table:table-cell office:value-type="string" calcext:value-type="string">
            <text:p>GPUAVG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CPU3</text:p>
          </table:table-cell>
          <table:table-cell office:value-type="string" calcext:value-type="string">
            <text:p>CPU4</text:p>
          </table:table-cell>
          <table:table-cell office:value-type="string" calcext:value-type="string">
            <text:p>CPU5</text:p>
          </table:table-cell>
          <table:table-cell office:value-type="string" calcext:value-type="string">
            <text:p>CPU6</text:p>
          </table:table-cell>
          <table:table-cell office:value-type="string" calcext:value-type="string">
            <text:p>CPU7</text:p>
          </table:table-cell>
          <table:table-cell office:value-type="string" calcext:value-type="string">
            <text:p>CPU8</text:p>
          </table:table-cell>
          <table:table-cell office:value-type="string" calcext:value-type="string">
            <text:p>CPU9</text:p>
          </table:table-cell>
          <table:table-cell office:value-type="string" calcext:value-type="string">
            <text:p>CPU10</text:p>
          </table:table-cell>
          <table:table-cell office:value-type="string" calcext:value-type="string">
            <text:p>CPUAVG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025728" calcext:value-type="float">
            <text:p>0.025728</text:p>
          </table:table-cell>
          <table:table-cell office:value-type="float" office:value="0.026624" calcext:value-type="float">
            <text:p>0.026624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7616" calcext:value-type="float">
            <text:p>0.027616</text:p>
          </table:table-cell>
          <table:table-cell office:value-type="float" office:value="0.025568" calcext:value-type="float">
            <text:p>0.02556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5408" calcext:value-type="float">
            <text:p>0.025408</text:p>
          </table:table-cell>
          <table:table-cell table:formula="of:=AVERAGE([.D2:.M2])" office:value-type="float" office:value="0.0264544" calcext:value-type="float">
            <text:p>0.0264544</text:p>
          </table:table-cell>
          <table:table-cell office:value-type="float" office:value="0.007936" calcext:value-type="float">
            <text:p>0.007936</text:p>
          </table:table-cell>
          <table:table-cell office:value-type="float" office:value="0.007808" calcext:value-type="float">
            <text:p>0.007808</text:p>
          </table:table-cell>
          <table:table-cell table:number-columns-repeated="5" office:value-type="float" office:value="0.002048" calcext:value-type="float">
            <text:p>0.002048</text:p>
          </table:table-cell>
          <table:table-cell office:value-type="float" office:value="0.00832" calcext:value-type="float">
            <text:p>0.00832</text:p>
          </table:table-cell>
          <table:table-cell table:number-columns-repeated="2" office:value-type="float" office:value="0.002048" calcext:value-type="float">
            <text:p>0.002048</text:p>
          </table:table-cell>
          <table:table-cell table:formula="of:=AVERAGE([.O2:.X2])" office:value-type="float" office:value="0.00384" calcext:value-type="float">
            <text:p>0.00384</text:p>
          </table:table-cell>
          <table:table-cell table:formula="of:=[.Y2]/[.N2]" office:value-type="float" office:value="0.145155437280755" calcext:value-type="float">
            <text:p>0.1451554373</text:p>
          </table:table-cell>
          <table:table-cell table:formula="of:=LOG([.N2]+1;2)" office:value-type="float" office:value="0.037669537475617" calcext:value-type="float">
            <text:p>0.0376695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5024" calcext:value-type="float">
            <text:p>0.025024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5536" calcext:value-type="float">
            <text:p>0.025536</text:p>
          </table:table-cell>
          <table:table-cell office:value-type="float" office:value="0.027456" calcext:value-type="float">
            <text:p>0.027456</text:p>
          </table:table-cell>
          <table:table-cell office:value-type="float" office:value="0.028576" calcext:value-type="float">
            <text:p>0.02857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0.026144" calcext:value-type="float">
            <text:p>0.026144</text:p>
          </table:table-cell>
          <table:table-cell table:formula="of:=AVERAGE([.D3:.M3])" office:value-type="float" office:value="0.0261824" calcext:value-type="float">
            <text:p>0.0261824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7744" calcext:value-type="float">
            <text:p>0.007744</text:p>
          </table:table-cell>
          <table:table-cell table:number-columns-repeated="3" office:value-type="float" office:value="0.002048" calcext:value-type="float">
            <text:p>0.002048</text:p>
          </table:table-cell>
          <table:table-cell table:number-columns-repeated="4" office:value-type="float" office:value="0.002016" calcext:value-type="float">
            <text:p>0.002016</text:p>
          </table:table-cell>
          <table:table-cell office:value-type="float" office:value="0.002048" calcext:value-type="float">
            <text:p>0.002048</text:p>
          </table:table-cell>
          <table:table-cell table:formula="of:=AVERAGE([.O3:.X3])" office:value-type="float" office:value="0.0026048" calcext:value-type="float">
            <text:p>0.0026048</text:p>
          </table:table-cell>
          <table:table-cell table:formula="of:=[.Y3]/[.N3]" office:value-type="float" office:value="0.0994866780738206" calcext:value-type="float">
            <text:p>0.0994866781</text:p>
          </table:table-cell>
          <table:table-cell table:formula="of:=LOG([.N3]+1;2)" office:value-type="float" office:value="0.037287187267905" calcext:value-type="float">
            <text:p>0.0372871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26144" calcext:value-type="float">
            <text:p>0.026144</text:p>
          </table:table-cell>
          <table:table-cell office:value-type="float" office:value="0.025792" calcext:value-type="float">
            <text:p>0.025792</text:p>
          </table:table-cell>
          <table:table-cell office:value-type="float" office:value="0.025216" calcext:value-type="float">
            <text:p>0.025216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6112" calcext:value-type="float">
            <text:p>0.026112</text:p>
          </table:table-cell>
          <table:table-cell office:value-type="float" office:value="0.026464" calcext:value-type="float">
            <text:p>0.026464</text:p>
          </table:table-cell>
          <table:table-cell office:value-type="float" office:value="0.026976" calcext:value-type="float">
            <text:p>0.026976</text:p>
          </table:table-cell>
          <table:table-cell office:value-type="float" office:value="0.026144" calcext:value-type="float">
            <text:p>0.026144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5344" calcext:value-type="float">
            <text:p>0.025344</text:p>
          </table:table-cell>
          <table:table-cell table:formula="of:=AVERAGE([.D4:.M4])" office:value-type="float" office:value="0.0260928" calcext:value-type="float">
            <text:p>0.0260928</text:p>
          </table:table-cell>
          <table:table-cell office:value-type="float" office:value="0.008416" calcext:value-type="float">
            <text:p>0.008416</text:p>
          </table:table-cell>
          <table:table-cell table:number-columns-repeated="2" office:value-type="float" office:value="0.002016" calcext:value-type="float">
            <text:p>0.002016</text:p>
          </table:table-cell>
          <table:table-cell office:value-type="float" office:value="0.007584" calcext:value-type="float">
            <text:p>0.007584</text:p>
          </table:table-cell>
          <table:table-cell table:number-columns-repeated="3" office:value-type="float" office:value="0.002048" calcext:value-type="float">
            <text:p>0.002048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2048" calcext:value-type="float">
            <text:p>0.002048</text:p>
          </table:table-cell>
          <table:table-cell table:formula="of:=AVERAGE([.O4:.X4])" office:value-type="float" office:value="0.0044064" calcext:value-type="float">
            <text:p>0.0044064</text:p>
          </table:table-cell>
          <table:table-cell table:formula="of:=[.Y4]/[.N4]" office:value-type="float" office:value="0.16887417218543" calcext:value-type="float">
            <text:p>0.1688741722</text:p>
          </table:table-cell>
          <table:table-cell table:formula="of:=LOG([.N4]+1;2)" office:value-type="float" office:value="0.0371612144200669" calcext:value-type="float">
            <text:p>0.0371612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26592" calcext:value-type="float">
            <text:p>0.026592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0.029952" calcext:value-type="float">
            <text:p>0.029952</text:p>
          </table:table-cell>
          <table:table-cell office:value-type="float" office:value="0.025728" calcext:value-type="float">
            <text:p>0.025728</text:p>
          </table:table-cell>
          <table:table-cell office:value-type="float" office:value="0.025024" calcext:value-type="float">
            <text:p>0.025024</text:p>
          </table:table-cell>
          <table:table-cell office:value-type="float" office:value="0.027424" calcext:value-type="float">
            <text:p>0.027424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25792" calcext:value-type="float">
            <text:p>0.025792</text:p>
          </table:table-cell>
          <table:table-cell office:value-type="float" office:value="0.025664" calcext:value-type="float">
            <text:p>0.025664</text:p>
          </table:table-cell>
          <table:table-cell table:formula="of:=AVERAGE([.D5:.M5])" office:value-type="float" office:value="0.0267104" calcext:value-type="float">
            <text:p>0.026710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.002048" calcext:value-type="float">
            <text:p>0.002048</text:p>
          </table:table-cell>
          <table:table-cell table:number-columns-repeated="2" office:value-type="float" office:value="0.002016" calcext:value-type="float">
            <text:p>0.002016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2048" calcext:value-type="float">
            <text:p>0.002048</text:p>
          </table:table-cell>
          <table:table-cell table:formula="of:=AVERAGE([.O5:.X5])" office:value-type="float" office:value="0.004368" calcext:value-type="float">
            <text:p>0.004368</text:p>
          </table:table-cell>
          <table:table-cell table:formula="of:=[.Y5]/[.N5]" office:value-type="float" office:value="0.16353180783515" calcext:value-type="float">
            <text:p>0.1635318078</text:p>
          </table:table-cell>
          <table:table-cell table:formula="of:=LOG([.N5]+1;2)" office:value-type="float" office:value="0.0380293039516267" calcext:value-type="float">
            <text:p>0.038029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26976" calcext:value-type="float">
            <text:p>0.026976</text:p>
          </table:table-cell>
          <table:table-cell office:value-type="float" office:value="0.027296" calcext:value-type="float">
            <text:p>0.027296</text:p>
          </table:table-cell>
          <table:table-cell office:value-type="float" office:value="0.026336" calcext:value-type="float">
            <text:p>0.026336</text:p>
          </table:table-cell>
          <table:table-cell office:value-type="float" office:value="0.026624" calcext:value-type="float">
            <text:p>0.026624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25728" calcext:value-type="float">
            <text:p>0.025728</text:p>
          </table:table-cell>
          <table:table-cell office:value-type="float" office:value="0.026336" calcext:value-type="float">
            <text:p>0.026336</text:p>
          </table:table-cell>
          <table:table-cell table:formula="of:=AVERAGE([.D6:.M6])" office:value-type="float" office:value="0.027552" calcext:value-type="float">
            <text:p>0.027552</text:p>
          </table:table-cell>
          <table:table-cell office:value-type="float" office:value="0.10448" calcext:value-type="float">
            <text:p>0.10448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8544" calcext:value-type="float">
            <text:p>0.008544</text:p>
          </table:table-cell>
          <table:table-cell office:value-type="float" office:value="0.007648" calcext:value-type="float">
            <text:p>0.007648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384" calcext:value-type="float">
            <text:p>0.008384</text:p>
          </table:table-cell>
          <table:table-cell office:value-type="float" office:value="0.002048" calcext:value-type="float">
            <text:p>0.002048</text:p>
          </table:table-cell>
          <table:table-cell table:formula="of:=AVERAGE([.O6:.X6])" office:value-type="float" office:value="0.0159264" calcext:value-type="float">
            <text:p>0.0159264</text:p>
          </table:table-cell>
          <table:table-cell table:formula="of:=[.Y6]/[.N6]" office:value-type="float" office:value="0.578048780487805" calcext:value-type="float">
            <text:p>0.5780487805</text:p>
          </table:table-cell>
          <table:table-cell table:formula="of:=LOG([.N6]+1;2)" office:value-type="float" office:value="0.0392114043632798" calcext:value-type="float">
            <text:p>0.0392114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02608" calcext:value-type="float">
            <text:p>0.02608</text:p>
          </table:table-cell>
          <table:table-cell table:number-columns-repeated="2" office:value-type="float" office:value="0.025664" calcext:value-type="float">
            <text:p>0.025664</text:p>
          </table:table-cell>
          <table:table-cell office:value-type="float" office:value="0.026336" calcext:value-type="float">
            <text:p>0.026336</text:p>
          </table:table-cell>
          <table:table-cell office:value-type="float" office:value="0.02592" calcext:value-type="float">
            <text:p>0.02592</text:p>
          </table:table-cell>
          <table:table-cell office:value-type="float" office:value="0.04192" calcext:value-type="float">
            <text:p>0.04192</text:p>
          </table:table-cell>
          <table:table-cell office:value-type="float" office:value="0.026112" calcext:value-type="float">
            <text:p>0.026112</text:p>
          </table:table-cell>
          <table:table-cell office:value-type="float" office:value="0.024672" calcext:value-type="float">
            <text:p>0.024672</text:p>
          </table:table-cell>
          <table:table-cell office:value-type="float" office:value="0.02704" calcext:value-type="float">
            <text:p>0.02704</text:p>
          </table:table-cell>
          <table:table-cell table:formula="of:=AVERAGE([.D7:.M7])" office:value-type="float" office:value="0.0276256" calcext:value-type="float">
            <text:p>0.0276256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08288" calcext:value-type="float">
            <text:p>0.008288</text:p>
          </table:table-cell>
          <table:table-cell table:formula="of:=AVERAGE([.O7:.X7])" office:value-type="float" office:value="0.007968" calcext:value-type="float">
            <text:p>0.007968</text:p>
          </table:table-cell>
          <table:table-cell table:formula="of:=[.Y7]/[.N7]" office:value-type="float" office:value="0.288428124638017" calcext:value-type="float">
            <text:p>0.2884281246</text:p>
          </table:table-cell>
          <table:table-cell table:formula="of:=LOG([.N7]+1;2)" office:value-type="float" office:value="0.0393147359245567" calcext:value-type="float">
            <text:p>0.0393147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5632" calcext:value-type="float">
            <text:p>0.025632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4096" calcext:value-type="float">
            <text:p>0.04096</text:p>
          </table:table-cell>
          <table:table-cell office:value-type="float" office:value="0.026208" calcext:value-type="float">
            <text:p>0.026208</text:p>
          </table:table-cell>
          <table:table-cell office:value-type="float" office:value="0.029952" calcext:value-type="float">
            <text:p>0.029952</text:p>
          </table:table-cell>
          <table:table-cell office:value-type="float" office:value="0.042496" calcext:value-type="float">
            <text:p>0.042496</text:p>
          </table:table-cell>
          <table:table-cell office:value-type="float" office:value="0.027456" calcext:value-type="float">
            <text:p>0.027456</text:p>
          </table:table-cell>
          <table:table-cell office:value-type="float" office:value="0.027104" calcext:value-type="float">
            <text:p>0.027104</text:p>
          </table:table-cell>
          <table:table-cell table:formula="of:=AVERAGE([.D8:.M8])" office:value-type="float" office:value="0.0302336" calcext:value-type="float">
            <text:p>0.0302336</text:p>
          </table:table-cell>
          <table:table-cell office:value-type="float" office:value="0.008224" calcext:value-type="float">
            <text:p>0.008224</text:p>
          </table:table-cell>
          <table:table-cell office:value-type="float" office:value="0.008352" calcext:value-type="float">
            <text:p>0.008352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7968" calcext:value-type="float">
            <text:p>0.007968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07712" calcext:value-type="float">
            <text:p>0.007712</text:p>
          </table:table-cell>
          <table:table-cell table:formula="of:=AVERAGE([.O8:.X8])" office:value-type="float" office:value="0.0080384" calcext:value-type="float">
            <text:p>0.0080384</text:p>
          </table:table-cell>
          <table:table-cell table:formula="of:=[.Y8]/[.N8]" office:value-type="float" office:value="0.265876375952582" calcext:value-type="float">
            <text:p>0.265876376</text:p>
          </table:table-cell>
          <table:table-cell table:formula="of:=LOG([.N8]+1;2)" office:value-type="float" office:value="0.0429714979431011" calcext:value-type="float">
            <text:p>0.0429714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.027008" calcext:value-type="float">
            <text:p>0.027008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26752" calcext:value-type="float">
            <text:p>0.026752</text:p>
          </table:table-cell>
          <table:table-cell office:value-type="float" office:value="0.026112" calcext:value-type="float">
            <text:p>0.02611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296" calcext:value-type="float">
            <text:p>0.027296</text:p>
          </table:table-cell>
          <table:table-cell office:value-type="float" office:value="0.027168" calcext:value-type="float">
            <text:p>0.027168</text:p>
          </table:table-cell>
          <table:table-cell office:value-type="float" office:value="0.026816" calcext:value-type="float">
            <text:p>0.026816</text:p>
          </table:table-cell>
          <table:table-cell office:value-type="float" office:value="0.028384" calcext:value-type="float">
            <text:p>0.028384</text:p>
          </table:table-cell>
          <table:table-cell table:formula="of:=AVERAGE([.D9:.M9])" office:value-type="float" office:value="0.0270048" calcext:value-type="float">
            <text:p>0.0270048</text:p>
          </table:table-cell>
          <table:table-cell office:value-type="float" office:value="0.007648" calcext:value-type="float">
            <text:p>0.007648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08096" calcext:value-type="float">
            <text:p>0.008096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0.00768" calcext:value-type="float">
            <text:p>0.00768</text:p>
          </table:table-cell>
          <table:table-cell table:formula="of:=AVERAGE([.O9:.X9])" office:value-type="float" office:value="0.0079008" calcext:value-type="float">
            <text:p>0.0079008</text:p>
          </table:table-cell>
          <table:table-cell table:formula="of:=[.Y9]/[.N9]" office:value-type="float" office:value="0.292570209740491" calcext:value-type="float">
            <text:p>0.2925702097</text:p>
          </table:table-cell>
          <table:table-cell table:formula="of:=LOG([.N9]+1;2)" office:value-type="float" office:value="0.0384429245188281" calcext:value-type="float">
            <text:p>0.0384429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0.021216" calcext:value-type="float">
            <text:p>0.021216</text:p>
          </table:table-cell>
          <table:table-cell office:value-type="float" office:value="0.028576" calcext:value-type="float">
            <text:p>0.028576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2016" calcext:value-type="float">
            <text:p>0.02016</text:p>
          </table:table-cell>
          <table:table-cell office:value-type="float" office:value="0.028288" calcext:value-type="float">
            <text:p>0.028288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27712" calcext:value-type="float">
            <text:p>0.027712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028032" calcext:value-type="float">
            <text:p>0.028032</text:p>
          </table:table-cell>
          <table:table-cell table:formula="of:=AVERAGE([.D10:.M10])" office:value-type="float" office:value="0.0264064" calcext:value-type="float">
            <text:p>0.0264064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0.008416" calcext:value-type="float">
            <text:p>0.008416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0.00832" calcext:value-type="float">
            <text:p>0.00832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0.008064" calcext:value-type="float">
            <text:p>0.008064</text:p>
          </table:table-cell>
          <table:table-cell office:value-type="float" office:value="0.00848" calcext:value-type="float">
            <text:p>0.00848</text:p>
          </table:table-cell>
          <table:table-cell table:formula="of:=AVERAGE([.O10:.X10])" office:value-type="float" office:value="0.0073504" calcext:value-type="float">
            <text:p>0.0073504</text:p>
          </table:table-cell>
          <table:table-cell table:formula="of:=[.Y10]/[.N10]" office:value-type="float" office:value="0.278356761997092" calcext:value-type="float">
            <text:p>0.278356762</text:p>
          </table:table-cell>
          <table:table-cell table:formula="of:=LOG([.N10]+1;2)" office:value-type="float" office:value="0.0376020712723797" calcext:value-type="float">
            <text:p>0.0376020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.021088" calcext:value-type="float">
            <text:p>0.021088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29536" calcext:value-type="float">
            <text:p>0.029536</text:p>
          </table:table-cell>
          <table:table-cell office:value-type="float" office:value="0.021824" calcext:value-type="float">
            <text:p>0.021824</text:p>
          </table:table-cell>
          <table:table-cell office:value-type="float" office:value="0.029568" calcext:value-type="float">
            <text:p>0.029568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536" calcext:value-type="float">
            <text:p>0.021536</text:p>
          </table:table-cell>
          <table:table-cell office:value-type="float" office:value="0.022432" calcext:value-type="float">
            <text:p>0.022432</text:p>
          </table:table-cell>
          <table:table-cell office:value-type="float" office:value="0.02848" calcext:value-type="float">
            <text:p>0.02848</text:p>
          </table:table-cell>
          <table:table-cell office:value-type="float" office:value="0.02096" calcext:value-type="float">
            <text:p>0.02096</text:p>
          </table:table-cell>
          <table:table-cell table:formula="of:=AVERAGE([.D11:.M11])" office:value-type="float" office:value="0.0238912" calcext:value-type="float">
            <text:p>0.02389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872" calcext:value-type="float">
            <text:p>0.00787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.008992" calcext:value-type="float">
            <text:p>0.008992</text:p>
          </table:table-cell>
          <table:table-cell office:value-type="float" office:value="0.008224" calcext:value-type="float">
            <text:p>0.008224</text:p>
          </table:table-cell>
          <table:table-cell office:value-type="float" office:value="0.008128" calcext:value-type="float">
            <text:p>0.008128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16512" calcext:value-type="float">
            <text:p>0.016512</text:p>
          </table:table-cell>
          <table:table-cell table:formula="of:=AVERAGE([.O11:.X11])" office:value-type="float" office:value="0.0084096" calcext:value-type="float">
            <text:p>0.0084096</text:p>
          </table:table-cell>
          <table:table-cell table:formula="of:=[.Y11]/[.N11]" office:value-type="float" office:value="0.351995713903027" calcext:value-type="float">
            <text:p>0.3519957139</text:p>
          </table:table-cell>
          <table:table-cell table:formula="of:=LOG([.N11]+1;2)" office:value-type="float" office:value="0.0340624208459044" calcext:value-type="float">
            <text:p>0.0340624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0.02288" calcext:value-type="float">
            <text:p>0.02288</text:p>
          </table:table-cell>
          <table:table-cell office:value-type="float" office:value="0.021184" calcext:value-type="float">
            <text:p>0.021184</text:p>
          </table:table-cell>
          <table:table-cell office:value-type="float" office:value="0.02208" calcext:value-type="float">
            <text:p>0.02208</text:p>
          </table:table-cell>
          <table:table-cell office:value-type="float" office:value="0.022144" calcext:value-type="float">
            <text:p>0.022144</text:p>
          </table:table-cell>
          <table:table-cell office:value-type="float" office:value="0.022304" calcext:value-type="float">
            <text:p>0.022304</text:p>
          </table:table-cell>
          <table:table-cell office:value-type="float" office:value="0.021728" calcext:value-type="float">
            <text:p>0.021728</text:p>
          </table:table-cell>
          <table:table-cell office:value-type="float" office:value="0.021952" calcext:value-type="float">
            <text:p>0.021952</text:p>
          </table:table-cell>
          <table:table-cell office:value-type="float" office:value="0.022464" calcext:value-type="float">
            <text:p>0.022464</text:p>
          </table:table-cell>
          <table:table-cell office:value-type="float" office:value="0.0216" calcext:value-type="float">
            <text:p>0.0216</text:p>
          </table:table-cell>
          <table:table-cell table:formula="of:=AVERAGE([.D12:.M12])" office:value-type="float" office:value="0.0228096" calcext:value-type="float">
            <text:p>0.0228096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01056" calcext:value-type="float">
            <text:p>0.01056</text:p>
          </table:table-cell>
          <table:table-cell office:value-type="float" office:value="0.010624" calcext:value-type="float">
            <text:p>0.010624</text:p>
          </table:table-cell>
          <table:table-cell office:value-type="float" office:value="0.010848" calcext:value-type="float">
            <text:p>0.010848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0.010976" calcext:value-type="float">
            <text:p>0.010976</text:p>
          </table:table-cell>
          <table:table-cell office:value-type="float" office:value="0.011296" calcext:value-type="float">
            <text:p>0.011296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.010752" calcext:value-type="float">
            <text:p>0.010752</text:p>
          </table:table-cell>
          <table:table-cell office:value-type="float" office:value="0.01248" calcext:value-type="float">
            <text:p>0.01248</text:p>
          </table:table-cell>
          <table:table-cell table:formula="of:=AVERAGE([.O12:.X12])" office:value-type="float" office:value="0.0110304" calcext:value-type="float">
            <text:p>0.0110304</text:p>
          </table:table-cell>
          <table:table-cell table:formula="of:=[.Y12]/[.N12]" office:value-type="float" office:value="0.483585858585859" calcext:value-type="float">
            <text:p>0.4835858586</text:p>
          </table:table-cell>
          <table:table-cell table:formula="of:=LOG([.N12]+1;2)" office:value-type="float" office:value="0.0325376067631767" calcext:value-type="float">
            <text:p>0.0325376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0.024224" calcext:value-type="float">
            <text:p>0.024224</text:p>
          </table:table-cell>
          <table:table-cell office:value-type="float" office:value="0.022912" calcext:value-type="float">
            <text:p>0.022912</text:p>
          </table:table-cell>
          <table:table-cell office:value-type="float" office:value="0.023648" calcext:value-type="float">
            <text:p>0.023648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25888" calcext:value-type="float">
            <text:p>0.025888</text:p>
          </table:table-cell>
          <table:table-cell office:value-type="float" office:value="0.023328" calcext:value-type="float">
            <text:p>0.023328</text:p>
          </table:table-cell>
          <table:table-cell office:value-type="float" office:value="0.024096" calcext:value-type="float">
            <text:p>0.024096</text:p>
          </table:table-cell>
          <table:table-cell office:value-type="float" office:value="0.023872" calcext:value-type="float">
            <text:p>0.023872</text:p>
          </table:table-cell>
          <table:table-cell table:formula="of:=AVERAGE([.D13:.M13])" office:value-type="float" office:value="0.0245152" calcext:value-type="float">
            <text:p>0.0245152</text:p>
          </table:table-cell>
          <table:table-cell office:value-type="float" office:value="0.019936" calcext:value-type="float">
            <text:p>0.019936</text:p>
          </table:table-cell>
          <table:table-cell office:value-type="float" office:value="0.019872" calcext:value-type="float">
            <text:p>0.019872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0.019136" calcext:value-type="float">
            <text:p>0.019136</text:p>
          </table:table-cell>
          <table:table-cell office:value-type="float" office:value="0.033216" calcext:value-type="float">
            <text:p>0.033216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19136" calcext:value-type="float">
            <text:p>0.019136</text:p>
          </table:table-cell>
          <table:table-cell office:value-type="float" office:value="0.019648" calcext:value-type="float">
            <text:p>0.019648</text:p>
          </table:table-cell>
          <table:table-cell office:value-type="float" office:value="0.019168" calcext:value-type="float">
            <text:p>0.019168</text:p>
          </table:table-cell>
          <table:table-cell table:formula="of:=AVERAGE([.O13:.X13])" office:value-type="float" office:value="0.0207744" calcext:value-type="float">
            <text:p>0.0207744</text:p>
          </table:table-cell>
          <table:table-cell table:formula="of:=[.Y13]/[.N13]" office:value-type="float" office:value="0.84740895444459" calcext:value-type="float">
            <text:p>0.8474089544</text:p>
          </table:table-cell>
          <table:table-cell table:formula="of:=LOG([.N13]+1;2)" office:value-type="float" office:value="0.034941388743448" calcext:value-type="float">
            <text:p>0.0349413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0.023968" calcext:value-type="float">
            <text:p>0.023968</text:p>
          </table:table-cell>
          <table:table-cell office:value-type="float" office:value="0.025184" calcext:value-type="float">
            <text:p>0.025184</text:p>
          </table:table-cell>
          <table:table-cell office:value-type="float" office:value="0.025472" calcext:value-type="float">
            <text:p>0.025472</text:p>
          </table:table-cell>
          <table:table-cell office:value-type="float" office:value="0.025376" calcext:value-type="float">
            <text:p>0.025376</text:p>
          </table:table-cell>
          <table:table-cell office:value-type="float" office:value="0.028352" calcext:value-type="float">
            <text:p>0.028352</text:p>
          </table:table-cell>
          <table:table-cell office:value-type="float" office:value="0.023872" calcext:value-type="float">
            <text:p>0.023872</text:p>
          </table:table-cell>
          <table:table-cell office:value-type="float" office:value="0.040544" calcext:value-type="float">
            <text:p>0.040544</text:p>
          </table:table-cell>
          <table:table-cell office:value-type="float" office:value="0.024608" calcext:value-type="float">
            <text:p>0.024608</text:p>
          </table:table-cell>
          <table:table-cell office:value-type="float" office:value="0.024416" calcext:value-type="float">
            <text:p>0.024416</text:p>
          </table:table-cell>
          <table:table-cell office:value-type="float" office:value="0.024928" calcext:value-type="float">
            <text:p>0.024928</text:p>
          </table:table-cell>
          <table:table-cell table:formula="of:=AVERAGE([.D14:.M14])" office:value-type="float" office:value="0.026672" calcext:value-type="float">
            <text:p>0.026672</text:p>
          </table:table-cell>
          <table:table-cell office:value-type="float" office:value="0.035712" calcext:value-type="float">
            <text:p>0.035712</text:p>
          </table:table-cell>
          <table:table-cell office:value-type="float" office:value="0.03712" calcext:value-type="float">
            <text:p>0.03712</text:p>
          </table:table-cell>
          <table:table-cell office:value-type="float" office:value="0.034208" calcext:value-type="float">
            <text:p>0.034208</text:p>
          </table:table-cell>
          <table:table-cell office:value-type="float" office:value="0.036928" calcext:value-type="float">
            <text:p>0.036928</text:p>
          </table:table-cell>
          <table:table-cell office:value-type="float" office:value="0.03712" calcext:value-type="float">
            <text:p>0.037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5488" calcext:value-type="float">
            <text:p>0.035488</text:p>
          </table:table-cell>
          <table:table-cell office:value-type="float" office:value="0.034048" calcext:value-type="float">
            <text:p>0.034048</text:p>
          </table:table-cell>
          <table:table-cell table:number-columns-repeated="2" office:value-type="float" office:value="0.035904" calcext:value-type="float">
            <text:p>0.035904</text:p>
          </table:table-cell>
          <table:table-cell table:formula="of:=AVERAGE([.O14:.X14])" office:value-type="float" office:value="0.0374432" calcext:value-type="float">
            <text:p>0.0374432</text:p>
          </table:table-cell>
          <table:table-cell table:formula="of:=[.Y14]/[.N14]" office:value-type="float" office:value="1.40383923215357" calcext:value-type="float">
            <text:p>1.4038392322</text:p>
          </table:table-cell>
          <table:table-cell table:formula="of:=LOG([.N14]+1;2)" office:value-type="float" office:value="0.0379753446992472" calcext:value-type="float">
            <text:p>0.0379753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896" calcext:value-type="float">
            <text:p>0.02896</text:p>
          </table:table-cell>
          <table:table-cell office:value-type="float" office:value="0.029024" calcext:value-type="float">
            <text:p>0.029024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0.029696" calcext:value-type="float">
            <text:p>0.0296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6736" calcext:value-type="float">
            <text:p>0.036736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27872" calcext:value-type="float">
            <text:p>0.027872</text:p>
          </table:table-cell>
          <table:table-cell office:value-type="float" office:value="0.028096" calcext:value-type="float">
            <text:p>0.028096</text:p>
          </table:table-cell>
          <table:table-cell office:value-type="float" office:value="0.027104" calcext:value-type="float">
            <text:p>0.027104</text:p>
          </table:table-cell>
          <table:table-cell table:formula="of:=AVERAGE([.D15:.M15])" office:value-type="float" office:value="0.0295104" calcext:value-type="float">
            <text:p>0.0295104</text:p>
          </table:table-cell>
          <table:table-cell office:value-type="float" office:value="0.068256" calcext:value-type="float">
            <text:p>0.068256</text:p>
          </table:table-cell>
          <table:table-cell office:value-type="float" office:value="0.069024" calcext:value-type="float">
            <text:p>0.069024</text:p>
          </table:table-cell>
          <table:table-cell office:value-type="float" office:value="0.071104" calcext:value-type="float">
            <text:p>0.071104</text:p>
          </table:table-cell>
          <table:table-cell office:value-type="float" office:value="0.147136" calcext:value-type="float">
            <text:p>0.147136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0944" calcext:value-type="float">
            <text:p>0.070944</text:p>
          </table:table-cell>
          <table:table-cell office:value-type="float" office:value="0.071488" calcext:value-type="float">
            <text:p>0.071488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3856" calcext:value-type="float">
            <text:p>0.073856</text:p>
          </table:table-cell>
          <table:table-cell office:value-type="float" office:value="0.071072" calcext:value-type="float">
            <text:p>0.071072</text:p>
          </table:table-cell>
          <table:table-cell table:formula="of:=AVERAGE([.O15:.X15])" office:value-type="float" office:value="0.078528" calcext:value-type="float">
            <text:p>0.078528</text:p>
          </table:table-cell>
          <table:table-cell table:formula="of:=[.Y15]/[.N15]" office:value-type="float" office:value="2.66102797657775" calcext:value-type="float">
            <text:p>2.6610279766</text:p>
          </table:table-cell>
          <table:table-cell table:formula="of:=LOG([.N15]+1;2)" office:value-type="float" office:value="0.0419584039892447" calcext:value-type="float">
            <text:p>0.04195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1488" calcext:value-type="float">
            <text:p>0.031488</text:p>
          </table:table-cell>
          <table:table-cell office:value-type="float" office:value="0.03696" calcext:value-type="float">
            <text:p>0.03696</text:p>
          </table:table-cell>
          <table:table-cell office:value-type="float" office:value="0.032224" calcext:value-type="float">
            <text:p>0.032224</text:p>
          </table:table-cell>
          <table:table-cell office:value-type="float" office:value="0.031904" calcext:value-type="float">
            <text:p>0.031904</text:p>
          </table:table-cell>
          <table:table-cell office:value-type="float" office:value="0.031584" calcext:value-type="float">
            <text:p>0.031584</text:p>
          </table:table-cell>
          <table:table-cell office:value-type="float" office:value="0.032224" calcext:value-type="float">
            <text:p>0.03222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2032" calcext:value-type="float">
            <text:p>0.032032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3232" calcext:value-type="float">
            <text:p>0.03232</text:p>
          </table:table-cell>
          <table:table-cell table:formula="of:=AVERAGE([.D16:.M16])" office:value-type="float" office:value="0.0332832" calcext:value-type="float">
            <text:p>0.0332832</text:p>
          </table:table-cell>
          <table:table-cell office:value-type="float" office:value="0.139808" calcext:value-type="float">
            <text:p>0.139808</text:p>
          </table:table-cell>
          <table:table-cell office:value-type="float" office:value="0.139488" calcext:value-type="float">
            <text:p>0.139488</text:p>
          </table:table-cell>
          <table:table-cell office:value-type="float" office:value="0.139744" calcext:value-type="float">
            <text:p>0.139744</text:p>
          </table:table-cell>
          <table:table-cell office:value-type="float" office:value="0.181472" calcext:value-type="float">
            <text:p>0.181472</text:p>
          </table:table-cell>
          <table:table-cell office:value-type="float" office:value="0.140192" calcext:value-type="float">
            <text:p>0.140192</text:p>
          </table:table-cell>
          <table:table-cell office:value-type="float" office:value="0.135008" calcext:value-type="float">
            <text:p>0.135008</text:p>
          </table:table-cell>
          <table:table-cell office:value-type="float" office:value="0.139904" calcext:value-type="float">
            <text:p>0.139904</text:p>
          </table:table-cell>
          <table:table-cell office:value-type="float" office:value="0.139968" calcext:value-type="float">
            <text:p>0.139968</text:p>
          </table:table-cell>
          <table:table-cell office:value-type="float" office:value="0.276992" calcext:value-type="float">
            <text:p>0.276992</text:p>
          </table:table-cell>
          <table:table-cell office:value-type="float" office:value="0.140032" calcext:value-type="float">
            <text:p>0.140032</text:p>
          </table:table-cell>
          <table:table-cell table:formula="of:=AVERAGE([.O16:.X16])" office:value-type="float" office:value="0.1572608" calcext:value-type="float">
            <text:p>0.1572608</text:p>
          </table:table-cell>
          <table:table-cell table:formula="of:=[.Y16]/[.N16]" office:value-type="float" office:value="4.72493029516393" calcext:value-type="float">
            <text:p>4.7249302952</text:p>
          </table:table-cell>
          <table:table-cell table:formula="of:=LOG([.N16]+1;2)" office:value-type="float" office:value="0.0472357191016254" calcext:value-type="float">
            <text:p>0.04723571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1248" calcext:value-type="float">
            <text:p>0.041248</text:p>
          </table:table-cell>
          <table:table-cell table:number-columns-repeated="2" office:value-type="float" office:value="0.040128" calcext:value-type="float">
            <text:p>0.040128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40928" calcext:value-type="float">
            <text:p>0.040928</text:p>
          </table:table-cell>
          <table:table-cell office:value-type="float" office:value="0.040736" calcext:value-type="float">
            <text:p>0.040736</text:p>
          </table:table-cell>
          <table:table-cell office:value-type="float" office:value="0.040192" calcext:value-type="float">
            <text:p>0.040192</text:p>
          </table:table-cell>
          <table:table-cell office:value-type="float" office:value="0.040448" calcext:value-type="float">
            <text:p>0.040448</text:p>
          </table:table-cell>
          <table:table-cell office:value-type="float" office:value="0.040032" calcext:value-type="float">
            <text:p>0.040032</text:p>
          </table:table-cell>
          <table:table-cell office:value-type="float" office:value="0.040512" calcext:value-type="float">
            <text:p>0.040512</text:p>
          </table:table-cell>
          <table:table-cell table:formula="of:=AVERAGE([.D17:.M17])" office:value-type="float" office:value="0.0404512" calcext:value-type="float">
            <text:p>0.0404512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76736" calcext:value-type="float">
            <text:p>0.276736</text:p>
          </table:table-cell>
          <table:table-cell office:value-type="float" office:value="0.265536" calcext:value-type="float">
            <text:p>0.265536</text:p>
          </table:table-cell>
          <table:table-cell office:value-type="float" office:value="0.276832" calcext:value-type="float">
            <text:p>0.276832</text:p>
          </table:table-cell>
          <table:table-cell office:value-type="float" office:value="0.27664" calcext:value-type="float">
            <text:p>0.27664</text:p>
          </table:table-cell>
          <table:table-cell office:value-type="float" office:value="0.277152" calcext:value-type="float">
            <text:p>0.277152</text:p>
          </table:table-cell>
          <table:table-cell office:value-type="float" office:value="0.265472" calcext:value-type="float">
            <text:p>0.265472</text:p>
          </table:table-cell>
          <table:table-cell office:value-type="float" office:value="0.265632" calcext:value-type="float">
            <text:p>0.265632</text:p>
          </table:table-cell>
          <table:table-cell office:value-type="float" office:value="0.550144" calcext:value-type="float">
            <text:p>0.550144</text:p>
          </table:table-cell>
          <table:table-cell office:value-type="float" office:value="0.262144" calcext:value-type="float">
            <text:p>0.262144</text:p>
          </table:table-cell>
          <table:table-cell table:formula="of:=AVERAGE([.O17:.X17])" office:value-type="float" office:value="0.2993248" calcext:value-type="float">
            <text:p>0.2993248</text:p>
          </table:table-cell>
          <table:table-cell table:formula="of:=[.Y17]/[.N17]" office:value-type="float" office:value="7.39965192627166" calcext:value-type="float">
            <text:p>7.3996519263</text:p>
          </table:table-cell>
          <table:table-cell table:formula="of:=LOG([.N17]+1;2)" office:value-type="float" office:value="0.0572093003264641" calcext:value-type="float">
            <text:p>0.05720930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58816" calcext:value-type="float">
            <text:p>0.058816</text:p>
          </table:table-cell>
          <table:table-cell office:value-type="float" office:value="0.061536" calcext:value-type="float">
            <text:p>0.061536</text:p>
          </table:table-cell>
          <table:table-cell office:value-type="float" office:value="0.058688" calcext:value-type="float">
            <text:p>0.058688</text:p>
          </table:table-cell>
          <table:table-cell office:value-type="float" office:value="0.066336" calcext:value-type="float">
            <text:p>0.066336</text:p>
          </table:table-cell>
          <table:table-cell office:value-type="float" office:value="0.058368" calcext:value-type="float">
            <text:p>0.058368</text:p>
          </table:table-cell>
          <table:table-cell office:value-type="float" office:value="0.05952" calcext:value-type="float">
            <text:p>0.05952</text:p>
          </table:table-cell>
          <table:table-cell office:value-type="float" office:value="0.057792" calcext:value-type="float">
            <text:p>0.057792</text:p>
          </table:table-cell>
          <table:table-cell office:value-type="float" office:value="0.05776" calcext:value-type="float">
            <text:p>0.05776</text:p>
          </table:table-cell>
          <table:table-cell office:value-type="float" office:value="0.059008" calcext:value-type="float">
            <text:p>0.059008</text:p>
          </table:table-cell>
          <table:table-cell office:value-type="float" office:value="0.059936" calcext:value-type="float">
            <text:p>0.059936</text:p>
          </table:table-cell>
          <table:table-cell table:formula="of:=AVERAGE([.D18:.M18])" office:value-type="float" office:value="0.059776" calcext:value-type="float">
            <text:p>0.059776</text:p>
          </table:table-cell>
          <table:table-cell office:value-type="float" office:value="0.558432" calcext:value-type="float">
            <text:p>0.558432</text:p>
          </table:table-cell>
          <table:table-cell office:value-type="float" office:value="0.550176" calcext:value-type="float">
            <text:p>0.550176</text:p>
          </table:table-cell>
          <table:table-cell office:value-type="float" office:value="0.529152" calcext:value-type="float">
            <text:p>0.529152</text:p>
          </table:table-cell>
          <table:table-cell office:value-type="float" office:value="0.529088" calcext:value-type="float">
            <text:p>0.529088</text:p>
          </table:table-cell>
          <table:table-cell office:value-type="float" office:value="0.550528" calcext:value-type="float">
            <text:p>0.550528</text:p>
          </table:table-cell>
          <table:table-cell office:value-type="float" office:value="0.732704" calcext:value-type="float">
            <text:p>0.732704</text:p>
          </table:table-cell>
          <table:table-cell office:value-type="float" office:value="0.52816" calcext:value-type="float">
            <text:p>0.52816</text:p>
          </table:table-cell>
          <table:table-cell office:value-type="float" office:value="0.555552" calcext:value-type="float">
            <text:p>0.555552</text:p>
          </table:table-cell>
          <table:table-cell office:value-type="float" office:value="0.565216" calcext:value-type="float">
            <text:p>0.565216</text:p>
          </table:table-cell>
          <table:table-cell office:value-type="float" office:value="0.529344" calcext:value-type="float">
            <text:p>0.529344</text:p>
          </table:table-cell>
          <table:table-cell table:formula="of:=AVERAGE([.O18:.X18])" office:value-type="float" office:value="0.5628352" calcext:value-type="float">
            <text:p>0.5628352</text:p>
          </table:table-cell>
          <table:table-cell table:formula="of:=[.Y18]/[.N18]" office:value-type="float" office:value="9.41573875802998" calcext:value-type="float">
            <text:p>9.415738758</text:p>
          </table:table-cell>
          <table:table-cell table:formula="of:=LOG([.N18]+1;2)" office:value-type="float" office:value="0.0837593611662409" calcext:value-type="float">
            <text:p>0.08375936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0.092832" calcext:value-type="float">
            <text:p>0.092832</text:p>
          </table:table-cell>
          <table:table-cell office:value-type="float" office:value="0.092416" calcext:value-type="float">
            <text:p>0.092416</text:p>
          </table:table-cell>
          <table:table-cell office:value-type="float" office:value="0.092768" calcext:value-type="float">
            <text:p>0.092768</text:p>
          </table:table-cell>
          <table:table-cell office:value-type="float" office:value="0.09392" calcext:value-type="float">
            <text:p>0.09392</text:p>
          </table:table-cell>
          <table:table-cell office:value-type="float" office:value="0.093312" calcext:value-type="float">
            <text:p>0.093312</text:p>
          </table:table-cell>
          <table:table-cell office:value-type="float" office:value="0.093472" calcext:value-type="float">
            <text:p>0.093472</text:p>
          </table:table-cell>
          <table:table-cell office:value-type="float" office:value="0.092608" calcext:value-type="float">
            <text:p>0.092608</text:p>
          </table:table-cell>
          <table:table-cell office:value-type="float" office:value="0.093184" calcext:value-type="float">
            <text:p>0.093184</text:p>
          </table:table-cell>
          <table:table-cell table:formula="of:=AVERAGE([.D19:.M19])" office:value-type="float" office:value="0.093312" calcext:value-type="float">
            <text:p>0.093312</text:p>
          </table:table-cell>
          <table:table-cell office:value-type="float" office:value="1.265696" calcext:value-type="float">
            <text:p>1.265696</text:p>
          </table:table-cell>
          <table:table-cell office:value-type="float" office:value="1.394784" calcext:value-type="float">
            <text:p>1.394784</text:p>
          </table:table-cell>
          <table:table-cell office:value-type="float" office:value="1.485728" calcext:value-type="float">
            <text:p>1.485728</text:p>
          </table:table-cell>
          <table:table-cell office:value-type="float" office:value="1.276224" calcext:value-type="float">
            <text:p>1.276224</text:p>
          </table:table-cell>
          <table:table-cell office:value-type="float" office:value="1.386816" calcext:value-type="float">
            <text:p>1.386816</text:p>
          </table:table-cell>
          <table:table-cell office:value-type="float" office:value="1.26944" calcext:value-type="float">
            <text:p>1.26944</text:p>
          </table:table-cell>
          <table:table-cell office:value-type="float" office:value="1.346688" calcext:value-type="float">
            <text:p>1.346688</text:p>
          </table:table-cell>
          <table:table-cell office:value-type="float" office:value="1.305984" calcext:value-type="float">
            <text:p>1.305984</text:p>
          </table:table-cell>
          <table:table-cell office:value-type="float" office:value="1.368032" calcext:value-type="float">
            <text:p>1.368032</text:p>
          </table:table-cell>
          <table:table-cell office:value-type="float" office:value="1.3096" calcext:value-type="float">
            <text:p>1.3096</text:p>
          </table:table-cell>
          <table:table-cell table:formula="of:=AVERAGE([.O19:.X19])" office:value-type="float" office:value="1.3408992" calcext:value-type="float">
            <text:p>1.3408992</text:p>
          </table:table-cell>
          <table:table-cell table:formula="of:=[.Y19]/[.N19]" office:value-type="float" office:value="14.3700617283951" calcext:value-type="float">
            <text:p>14.3700617284</text:p>
          </table:table-cell>
          <table:table-cell table:formula="of:=LOG([.N19]+1;2)" office:value-type="float" office:value="0.128705163700424" calcext:value-type="float">
            <text:p>0.12870516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9872" calcext:value-type="float">
            <text:p>0.159872</text:p>
          </table:table-cell>
          <table:table-cell office:value-type="float" office:value="0.158336" calcext:value-type="float">
            <text:p>0.158336</text:p>
          </table:table-cell>
          <table:table-cell office:value-type="float" office:value="0.162144" calcext:value-type="float">
            <text:p>0.162144</text:p>
          </table:table-cell>
          <table:table-cell office:value-type="float" office:value="0.162784" calcext:value-type="float">
            <text:p>0.162784</text:p>
          </table:table-cell>
          <table:table-cell office:value-type="float" office:value="0.161888" calcext:value-type="float">
            <text:p>0.161888</text:p>
          </table:table-cell>
          <table:table-cell office:value-type="float" office:value="0.162496" calcext:value-type="float">
            <text:p>0.162496</text:p>
          </table:table-cell>
          <table:table-cell office:value-type="float" office:value="0.161408" calcext:value-type="float">
            <text:p>0.161408</text:p>
          </table:table-cell>
          <table:table-cell office:value-type="float" office:value="0.180032" calcext:value-type="float">
            <text:p>0.180032</text:p>
          </table:table-cell>
          <table:table-cell office:value-type="float" office:value="0.162048" calcext:value-type="float">
            <text:p>0.162048</text:p>
          </table:table-cell>
          <table:table-cell office:value-type="float" office:value="0.160928" calcext:value-type="float">
            <text:p>0.160928</text:p>
          </table:table-cell>
          <table:table-cell table:formula="of:=AVERAGE([.D20:.M20])" office:value-type="float" office:value="0.1631936" calcext:value-type="float">
            <text:p>0.1631936</text:p>
          </table:table-cell>
          <table:table-cell office:value-type="float" office:value="2.317056" calcext:value-type="float">
            <text:p>2.317056</text:p>
          </table:table-cell>
          <table:table-cell office:value-type="float" office:value="2.550048" calcext:value-type="float">
            <text:p>2.550048</text:p>
          </table:table-cell>
          <table:table-cell office:value-type="float" office:value="2.478528" calcext:value-type="float">
            <text:p>2.478528</text:p>
          </table:table-cell>
          <table:table-cell office:value-type="float" office:value="2.93952" calcext:value-type="float">
            <text:p>2.93952</text:p>
          </table:table-cell>
          <table:table-cell office:value-type="float" office:value="2.374336" calcext:value-type="float">
            <text:p>2.374336</text:p>
          </table:table-cell>
          <table:table-cell office:value-type="float" office:value="2.432032" calcext:value-type="float">
            <text:p>2.432032</text:p>
          </table:table-cell>
          <table:table-cell office:value-type="float" office:value="2.324512" calcext:value-type="float">
            <text:p>2.324512</text:p>
          </table:table-cell>
          <table:table-cell office:value-type="float" office:value="2.464736" calcext:value-type="float">
            <text:p>2.464736</text:p>
          </table:table-cell>
          <table:table-cell office:value-type="float" office:value="2.374208" calcext:value-type="float">
            <text:p>2.374208</text:p>
          </table:table-cell>
          <table:table-cell office:value-type="float" office:value="2.356384" calcext:value-type="float">
            <text:p>2.356384</text:p>
          </table:table-cell>
          <table:table-cell table:formula="of:=AVERAGE([.O20:.X20])" office:value-type="float" office:value="2.461136" calcext:value-type="float">
            <text:p>2.461136</text:p>
          </table:table-cell>
          <table:table-cell table:formula="of:=[.Y20]/[.N20]" office:value-type="float" office:value="15.0810816110436" calcext:value-type="float">
            <text:p>15.081081611</text:p>
          </table:table-cell>
          <table:table-cell table:formula="of:=LOG([.N20]+1;2)" office:value-type="float" office:value="0.218091236548908" calcext:value-type="float">
            <text:p>0.218091236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00096" calcext:value-type="float">
            <text:p>0.300096</text:p>
          </table:table-cell>
          <table:table-cell office:value-type="float" office:value="0.295648" calcext:value-type="float">
            <text:p>0.295648</text:p>
          </table:table-cell>
          <table:table-cell office:value-type="float" office:value="0.296064" calcext:value-type="float">
            <text:p>0.296064</text:p>
          </table:table-cell>
          <table:table-cell office:value-type="float" office:value="0.298144" calcext:value-type="float">
            <text:p>0.298144</text:p>
          </table:table-cell>
          <table:table-cell office:value-type="float" office:value="0.314464" calcext:value-type="float">
            <text:p>0.314464</text:p>
          </table:table-cell>
          <table:table-cell office:value-type="float" office:value="0.295488" calcext:value-type="float">
            <text:p>0.295488</text:p>
          </table:table-cell>
          <table:table-cell office:value-type="float" office:value="0.302816" calcext:value-type="float">
            <text:p>0.302816</text:p>
          </table:table-cell>
          <table:table-cell office:value-type="float" office:value="0.302112" calcext:value-type="float">
            <text:p>0.302112</text:p>
          </table:table-cell>
          <table:table-cell office:value-type="float" office:value="0.295616" calcext:value-type="float">
            <text:p>0.295616</text:p>
          </table:table-cell>
          <table:table-cell office:value-type="float" office:value="0.29296" calcext:value-type="float">
            <text:p>0.29296</text:p>
          </table:table-cell>
          <table:table-cell table:formula="of:=AVERAGE([.D21:.M21])" office:value-type="float" office:value="0.2993408" calcext:value-type="float">
            <text:p>0.2993408</text:p>
          </table:table-cell>
          <table:table-cell office:value-type="float" office:value="4.692512" calcext:value-type="float">
            <text:p>4.692512</text:p>
          </table:table-cell>
          <table:table-cell office:value-type="float" office:value="4.675232" calcext:value-type="float">
            <text:p>4.675232</text:p>
          </table:table-cell>
          <table:table-cell office:value-type="float" office:value="4.494656" calcext:value-type="float">
            <text:p>4.494656</text:p>
          </table:table-cell>
          <table:table-cell office:value-type="float" office:value="4.582496" calcext:value-type="float">
            <text:p>4.582496</text:p>
          </table:table-cell>
          <table:table-cell office:value-type="float" office:value="4.432256" calcext:value-type="float">
            <text:p>4.432256</text:p>
          </table:table-cell>
          <table:table-cell office:value-type="float" office:value="4.710016" calcext:value-type="float">
            <text:p>4.710016</text:p>
          </table:table-cell>
          <table:table-cell office:value-type="float" office:value="4.751008" calcext:value-type="float">
            <text:p>4.751008</text:p>
          </table:table-cell>
          <table:table-cell office:value-type="float" office:value="4.456864" calcext:value-type="float">
            <text:p>4.456864</text:p>
          </table:table-cell>
          <table:table-cell office:value-type="float" office:value="4.486592" calcext:value-type="float">
            <text:p>4.486592</text:p>
          </table:table-cell>
          <table:table-cell office:value-type="float" office:value="4.725888" calcext:value-type="float">
            <text:p>4.725888</text:p>
          </table:table-cell>
          <table:table-cell table:formula="of:=AVERAGE([.O21:.X21])" office:value-type="float" office:value="4.600752" calcext:value-type="float">
            <text:p>4.600752</text:p>
          </table:table-cell>
          <table:table-cell table:formula="of:=[.Y21]/[.N21]" office:value-type="float" office:value="15.369612161122" calcext:value-type="float">
            <text:p>15.3696121611</text:p>
          </table:table-cell>
          <table:table-cell table:formula="of:=LOG([.N21]+1;2)" office:value-type="float" office:value="0.377779880350804" calcext:value-type="float">
            <text:p>0.3777798804</text:p>
          </table:table-cell>
        </table:table-row>
        <table:table-row table:style-name="ro1" table:number-rows-repeated="1048554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0:52:31.348018156</dc:date>
    <meta:document-statistic meta:table-count="1" meta:cell-count="563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53cm" svg:height="16.077cm" xlink:href=".." xlink:type="simple" chart:class="chart:scatter" chart:style-name="ch1">
        <chart:title svg:x="7.485cm" svg:y="0.457cm" chart:style-name="ch2">
          <text:p>Execution Time</text:p>
        </chart:title>
        <chart:subtitle svg:x="7.828cm" svg:y="1.583cm" chart:style-name="ch3">
          <text:p>GPU vs CPU</text:p>
        </chart:subtitle>
        <chart:legend chart:legend-position="end" svg:x="15.354cm" svg:y="7.49cm" style:legend-expansion="high" chart:style-name="ch4"/>
        <chart:plot-area chart:style-name="ch5" table:cell-range-address="Sheet1.C2:Sheet1.C21 Sheet1.N1:Sheet1.N21 Sheet1.Y1:Sheet1.Y21" chart:data-source-has-labels="row" svg:x="1.374cm" svg:y="2.613cm" svg:width="13.617cm" svg:height="12.162cm">
          <chartooo:coordinate-region svg:x="2.101cm" svg:y="2.813cm" svg:width="12.241cm" svg:height="11.315cm"/>
          <chart:axis chart:dimension="x" chart:name="primary-x" chart:style-name="ch6">
            <chart:title svg:x="6.431cm" svg:y="15.096cm" chart:style-name="ch7">
              <text:p>Floating point Elements</text:p>
            </chart:title>
          </chart:axis>
          <chart:axis chart:dimension="y" chart:name="primary-y" chart:style-name="ch6">
            <chart:title svg:x="0.451cm" svg:y="10.127cm" chart:style-name="ch8">
              <text:p>Execution time(ms)</text:p>
            </chart:title>
            <chart:grid chart:style-name="ch9" chart:class="major"/>
          </chart:axis>
          <chart:series chart:style-name="ch10" chart:values-cell-range-address="Sheet1.N2:Sheet1.N21" chart:label-cell-address="Sheet1.N1:Sheet1.N1" chart:class="chart:scatter">
            <chart:domain table:cell-range-address="Sheet1.C2:Sheet1.C21"/>
            <chart:data-point chart:repeated="20"/>
          </chart:series>
          <chart:series chart:style-name="ch11" chart:values-cell-range-address="Sheet1.Y2:Sheet1.Y21" chart:label-cell-address="Sheet1.Y1:Sheet1.Y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PUAVG</text:p>
                <draw:g>
                  <svg:desc>Sheet1.N1:Sheet1.N1</svg:desc>
                </draw:g>
              </table:table-cell>
              <table:table-cell office:value-type="string">
                <text:p>CPUAVG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21</svg:desc>
                </draw:g>
              </table:table-cell>
              <table:table-cell office:value-type="float" office:value="0.0264544">
                <text:p>0.0264544</text:p>
                <draw:g>
                  <svg:desc>Sheet1.N2:Sheet1.N21</svg:desc>
                </draw:g>
              </table:table-cell>
              <table:table-cell office:value-type="float" office:value="0.00384">
                <text:p>0.00384</text:p>
                <draw:g>
                  <svg:desc>Sheet1.Y2:Sheet1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61824">
                <text:p>0.0261824</text:p>
              </table:table-cell>
              <table:table-cell office:value-type="float" office:value="0.0026048">
                <text:p>0.002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60928">
                <text:p>0.0260928</text:p>
              </table:table-cell>
              <table:table-cell office:value-type="float" office:value="0.0044064">
                <text:p>0.0044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267104">
                <text:p>0.0267104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7552">
                <text:p>0.027552</text:p>
              </table:table-cell>
              <table:table-cell office:value-type="float" office:value="0.0159264">
                <text:p>0.0159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276256">
                <text:p>0.0276256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302336">
                <text:p>0.0302336</text:p>
              </table:table-cell>
              <table:table-cell office:value-type="float" office:value="0.0080384">
                <text:p>0.0080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270048">
                <text:p>0.0270048</text:p>
              </table:table-cell>
              <table:table-cell office:value-type="float" office:value="0.0079008">
                <text:p>0.0079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264064">
                <text:p>0.0264064</text:p>
              </table:table-cell>
              <table:table-cell office:value-type="float" office:value="0.0073504">
                <text:p>0.0073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238912">
                <text:p>0.0238912</text:p>
              </table:table-cell>
              <table:table-cell office:value-type="float" office:value="0.0084096">
                <text:p>0.0084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0228096">
                <text:p>0.0228096</text:p>
              </table:table-cell>
              <table:table-cell office:value-type="float" office:value="0.0110304">
                <text:p>0.0110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245152">
                <text:p>0.0245152</text:p>
              </table:table-cell>
              <table:table-cell office:value-type="float" office:value="0.0207744">
                <text:p>0.0207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26672">
                <text:p>0.026672</text:p>
              </table:table-cell>
              <table:table-cell office:value-type="float" office:value="0.0374432">
                <text:p>0.0374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0295104">
                <text:p>0.0295104</text:p>
              </table:table-cell>
              <table:table-cell office:value-type="float" office:value="0.078528">
                <text:p>0.078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0332832">
                <text:p>0.0332832</text:p>
              </table:table-cell>
              <table:table-cell office:value-type="float" office:value="0.1572608">
                <text:p>0.1572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0404512">
                <text:p>0.0404512</text:p>
              </table:table-cell>
              <table:table-cell office:value-type="float" office:value="0.2993248">
                <text:p>0.2993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0.059776">
                <text:p>0.059776</text:p>
              </table:table-cell>
              <table:table-cell office:value-type="float" office:value="0.5628352">
                <text:p>0.562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0.093312">
                <text:p>0.093312</text:p>
              </table:table-cell>
              <table:table-cell office:value-type="float" office:value="1.3408992">
                <text:p>1.3408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8">
                <text:p>524288</text:p>
              </table:table-cell>
              <table:table-cell office:value-type="float" office:value="0.1631936">
                <text:p>0.1631936</text:p>
              </table:table-cell>
              <table:table-cell office:value-type="float" office:value="2.461136">
                <text:p>2.461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6">
                <text:p>1048576</text:p>
              </table:table-cell>
              <table:table-cell office:value-type="float" office:value="0.2993408">
                <text:p>0.2993408</text:p>
              </table:table-cell>
              <table:table-cell office:value-type="float" office:value="4.600752">
                <text:p>4.600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34cm" svg:height="16.661cm" xlink:href=".." xlink:type="simple" chart:class="chart:scatter" chart:style-name="ch1">
        <chart:title svg:x="9.324cm" svg:y="0.469cm" chart:style-name="ch2">
          <text:p>Speedup</text:p>
        </chart:title>
        <chart:subtitle svg:x="9.019cm" svg:y="1.607cm" chart:style-name="ch3">
          <text:p>GPU vs CPU</text:p>
        </chart:subtitle>
        <chart:legend chart:legend-position="end" svg:x="17.841cm" svg:y="8.031cm" style:legend-expansion="high" chart:style-name="ch4"/>
        <chart:plot-area chart:style-name="ch5" table:cell-range-address="Sheet1.C2:Sheet1.C21 Sheet1.Z1:Sheet1.Z21" chart:data-source-has-labels="row" svg:x="1.421cm" svg:y="2.649cm" svg:width="16.01cm" svg:height="12.698cm">
          <chartooo:coordinate-region svg:x="2.042cm" svg:y="2.848cm" svg:width="14.739cm" svg:height="11.852cm"/>
          <chart:axis chart:dimension="x" chart:name="primary-x" chart:style-name="ch6">
            <chart:title svg:x="7.675cm" svg:y="15.68cm" chart:style-name="ch7">
              <text:p>Floating point Elements</text:p>
            </chart:title>
          </chart:axis>
          <chart:axis chart:dimension="y" chart:name="primary-y" chart:style-name="ch6">
            <chart:title svg:x="0.451cm" svg:y="9.783cm" chart:style-name="ch8">
              <text:p>CPU/GPU</text:p>
            </chart:title>
            <chart:grid chart:style-name="ch9" chart:class="major"/>
          </chart:axis>
          <chart:series chart:style-name="ch10" chart:values-cell-range-address="Sheet1.Z2:Sheet1.Z21" chart:label-cell-address="Sheet1.Z1:Sheet1.Z1" chart:class="chart:scatter">
            <chart:domain table:cell-range-address="Sheet1.C2:Sheet1.C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up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21</svg:desc>
                </draw:g>
              </table:table-cell>
              <table:table-cell office:value-type="float" office:value="0.145155437280755">
                <text:p>0.145155437280755</text:p>
                <draw:g>
                  <svg:desc>Sheet1.Z2:Sheet1.Z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994866780738206">
                <text:p>0.0994866780738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6887417218543">
                <text:p>0.16887417218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16353180783515">
                <text:p>0.16353180783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578048780487805">
                <text:p>0.578048780487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288428124638017">
                <text:p>0.288428124638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265876375952582">
                <text:p>0.265876375952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292570209740491">
                <text:p>0.292570209740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278356761997092">
                <text:p>0.278356761997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351995713903027">
                <text:p>0.351995713903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483585858585859">
                <text:p>0.48358585858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84740895444459">
                <text:p>0.84740895444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1.40383923215357">
                <text:p>1.40383923215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2.66102797657775">
                <text:p>2.66102797657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4.72493029516393">
                <text:p>4.72493029516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7.39965192627166">
                <text:p>7.39965192627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9.41573875802998">
                <text:p>9.41573875802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14.3700617283951">
                <text:p>14.3700617283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8">
                <text:p>524288</text:p>
              </table:table-cell>
              <table:table-cell office:value-type="float" office:value="15.0810816110436">
                <text:p>15.0810816110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6">
                <text:p>1048576</text:p>
              </table:table-cell>
              <table:table-cell office:value-type="float" office:value="15.369612161122">
                <text:p>15.369612161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3cm" svg:height="15.864cm" xlink:href=".." xlink:type="simple" chart:class="chart:scatter" chart:style-name="ch1">
        <chart:title svg:x="7.95cm" svg:y="0.453cm" chart:style-name="ch2">
          <text:p>Execution Time</text:p>
        </chart:title>
        <chart:subtitle svg:x="8.293cm" svg:y="1.575cm" chart:style-name="ch3">
          <text:p>GPU vs CPU</text:p>
        </chart:subtitle>
        <chart:legend chart:legend-position="end" svg:x="16.284cm" svg:y="7.384cm" style:legend-expansion="high" chart:style-name="ch4"/>
        <chart:plot-area chart:style-name="ch5" table:cell-range-address="Sheet1.C1:Sheet1.C14 Sheet1.N1:Sheet1.N14 Sheet1.Y1:Sheet1.Y14" chart:data-source-has-labels="row" svg:x="1.392cm" svg:y="2.601cm" svg:width="14.511cm" svg:height="11.965cm">
          <chartooo:coordinate-region svg:x="2.49cm" svg:y="2.8cm" svg:width="13.041cm" svg:height="11.119cm"/>
          <chart:axis chart:dimension="x" chart:name="primary-x" chart:style-name="ch6">
            <chart:title svg:x="6.896cm" svg:y="14.883cm" chart:style-name="ch7">
              <text:p>Floating point Elements</text:p>
            </chart:title>
          </chart:axis>
          <chart:axis chart:dimension="y" chart:name="primary-y" chart:style-name="ch6">
            <chart:title svg:x="0.451cm" svg:y="10.056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N2:Sheet1.N14" chart:label-cell-address="Sheet1.N1:Sheet1.N1" chart:class="chart:scatter">
            <chart:domain table:cell-range-address="Sheet1.C2:Sheet1.C14"/>
            <chart:data-point chart:repeated="13"/>
          </chart:series>
          <chart:series chart:style-name="ch11" chart:values-cell-range-address="Sheet1.Y2:Sheet1.Y14" chart:label-cell-address="Sheet1.Y1:Sheet1.Y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PUAVG</text:p>
                <draw:g>
                  <svg:desc>Sheet1.N1:Sheet1.N1</svg:desc>
                </draw:g>
              </table:table-cell>
              <table:table-cell office:value-type="string">
                <text:p>CPUAVG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2:Sheet1.C14</svg:desc>
                </draw:g>
              </table:table-cell>
              <table:table-cell office:value-type="float" office:value="0.0264544">
                <text:p>0.0264544</text:p>
                <draw:g>
                  <svg:desc>Sheet1.N2:Sheet1.N14</svg:desc>
                </draw:g>
              </table:table-cell>
              <table:table-cell office:value-type="float" office:value="0.00384">
                <text:p>0.00384</text:p>
                <draw:g>
                  <svg:desc>Sheet1.Y2:Sheet1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61824">
                <text:p>0.0261824</text:p>
              </table:table-cell>
              <table:table-cell office:value-type="float" office:value="0.0026048">
                <text:p>0.002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60928">
                <text:p>0.0260928</text:p>
              </table:table-cell>
              <table:table-cell office:value-type="float" office:value="0.0044064">
                <text:p>0.0044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267104">
                <text:p>0.0267104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27552">
                <text:p>0.027552</text:p>
              </table:table-cell>
              <table:table-cell office:value-type="float" office:value="0.0159264">
                <text:p>0.0159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276256">
                <text:p>0.0276256</text:p>
              </table:table-cell>
              <table:table-cell office:value-type="float" office:value="0.007968">
                <text:p>0.0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302336">
                <text:p>0.0302336</text:p>
              </table:table-cell>
              <table:table-cell office:value-type="float" office:value="0.0080384">
                <text:p>0.0080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270048">
                <text:p>0.0270048</text:p>
              </table:table-cell>
              <table:table-cell office:value-type="float" office:value="0.0079008">
                <text:p>0.0079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264064">
                <text:p>0.0264064</text:p>
              </table:table-cell>
              <table:table-cell office:value-type="float" office:value="0.0073504">
                <text:p>0.0073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238912">
                <text:p>0.0238912</text:p>
              </table:table-cell>
              <table:table-cell office:value-type="float" office:value="0.0084096">
                <text:p>0.00840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0228096">
                <text:p>0.0228096</text:p>
              </table:table-cell>
              <table:table-cell office:value-type="float" office:value="0.0110304">
                <text:p>0.0110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245152">
                <text:p>0.0245152</text:p>
              </table:table-cell>
              <table:table-cell office:value-type="float" office:value="0.0207744">
                <text:p>0.0207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26672">
                <text:p>0.026672</text:p>
              </table:table-cell>
              <table:table-cell office:value-type="float" office:value="0.0374432">
                <text:p>0.0374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